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1" svg:font-family="'Nimbus Roman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2pt" fo:font-weight="bold" officeooo:rsid="001df0c8" officeooo:paragraph-rsid="001df0c8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paragraph-rsid="001c3c40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ubtitle">
      <style:text-properties officeooo:rsid="001a963d" officeooo:paragraph-rsid="001a963d"/>
    </style:style>
    <style:style style:name="P5" style:family="paragraph" style:parent-style-name="Title">
      <style:text-properties officeooo:paragraph-rsid="001a963d"/>
    </style:style>
    <style:style style:name="P6" style:family="paragraph" style:parent-style-name="Heading_20_1">
      <style:text-properties style:font-name="Nimbus Sans" fo:font-size="18.2000007629395pt" fo:font-weight="bold" officeooo:rsid="001a963d" officeooo:paragraph-rsid="001a96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7" style:family="paragraph" style:parent-style-name="Heading_20_1">
      <style:text-properties style:font-name="Nimbus Sans" fo:font-size="18.2000007629395pt" fo:font-weight="bold" officeooo:rsid="00242c3d" officeooo:paragraph-rsid="00242c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8" style:family="paragraph" style:parent-style-name="Heading_20_1">
      <style:text-properties officeooo:paragraph-rsid="001a963d"/>
    </style:style>
    <style:style style:name="P9" style:family="paragraph" style:parent-style-name="Heading_20_1">
      <style:text-properties officeooo:rsid="001ca5b5" officeooo:paragraph-rsid="001ca5b5"/>
    </style:style>
    <style:style style:name="P10" style:family="paragraph" style:parent-style-name="Heading_20_1">
      <style:text-properties officeooo:rsid="001c3c40" officeooo:paragraph-rsid="001c3c40"/>
    </style:style>
    <style:style style:name="P11" style:family="paragraph" style:parent-style-name="Heading_20_1">
      <style:text-properties officeooo:rsid="002378be" officeooo:paragraph-rsid="002378be"/>
    </style:style>
    <style:style style:name="P12" style:family="paragraph" style:parent-style-name="Text_20_body" style:list-style-name="L1">
      <style:text-properties officeooo:paragraph-rsid="001ca5b5"/>
    </style:style>
    <style:style style:name="P13" style:family="paragraph" style:parent-style-name="Text_20_body" style:list-style-name="L1">
      <style:text-properties officeooo:rsid="001ca5b5" officeooo:paragraph-rsid="001ca5b5"/>
    </style:style>
    <style:style style:name="P14" style:family="paragraph" style:parent-style-name="Text_20_body">
      <style:text-properties officeooo:rsid="001ca5b5" officeooo:paragraph-rsid="001ca5b5"/>
    </style:style>
    <style:style style:name="P15" style:family="paragraph" style:parent-style-name="Text_20_body" style:list-style-name="L2">
      <style:text-properties style:font-name="Nimbus Sans" fo:font-size="12pt" fo:font-weight="normal" officeooo:rsid="00242c3d" officeooo:paragraph-rsid="00242c3d" style:font-name-asian="Nimbus Sans1" style:font-size-asian="12pt" style:font-weight-asian="normal" style:font-name-complex="Noto Sans Devanagari" style:font-size-complex="12pt" style:font-weight-complex="normal"/>
    </style:style>
    <style:style style:name="P16" style:family="paragraph" style:parent-style-name="Text_20_body">
      <style:text-properties style:font-name="Nimbus Sans" fo:font-size="18.2000007629395pt" fo:font-weight="bold" officeooo:rsid="00242c3d" officeooo:paragraph-rsid="00242c3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17" style:family="paragraph" style:parent-style-name="Text_20_body">
      <style:text-properties style:font-name="Nimbus Sans" fo:font-size="18.2000007629395pt" fo:font-weight="bold" officeooo:rsid="00242c3d" officeooo:paragraph-rsid="002378be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18" style:family="paragraph" style:parent-style-name="Text_20_body">
      <style:text-properties style:font-name="Nimbus Sans" fo:font-size="18.2000007629395pt" fo:font-weight="bold" officeooo:rsid="0025fe2a" officeooo:paragraph-rsid="0025fe2a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P19" style:family="paragraph" style:parent-style-name="Text_20_body" style:list-style-name="L3">
      <style:text-properties officeooo:paragraph-rsid="002cff62"/>
    </style:style>
    <style:style style:name="P20" style:family="paragraph" style:parent-style-name="Text_20_body" style:list-style-name="L3">
      <style:text-properties officeooo:paragraph-rsid="00301219"/>
    </style:style>
    <style:style style:name="P21" style:family="paragraph" style:parent-style-name="Text_20_body" style:list-style-name="L3">
      <style:text-properties officeooo:paragraph-rsid="0050f70b"/>
    </style:style>
    <style:style style:name="P22" style:family="paragraph" style:parent-style-name="Text_20_body">
      <style:text-properties officeooo:rsid="00301219" officeooo:paragraph-rsid="00301219"/>
    </style:style>
    <style:style style:name="P23" style:family="paragraph" style:parent-style-name="Text_20_body" style:list-style-name="L4">
      <style:text-properties officeooo:rsid="0035c367" officeooo:paragraph-rsid="004b0fc2"/>
    </style:style>
    <style:style style:name="P24" style:family="paragraph" style:parent-style-name="Text_20_body" style:list-style-name="L4">
      <style:text-properties fo:font-weight="normal" officeooo:paragraph-rsid="00512f86" style:font-weight-asian="normal" style:font-weight-complex="normal"/>
    </style:style>
    <style:style style:name="P25" style:family="paragraph" style:parent-style-name="Text_20_body" style:list-style-name="L5">
      <style:text-properties officeooo:paragraph-rsid="003731bc"/>
    </style:style>
    <style:style style:name="P26" style:family="paragraph" style:parent-style-name="Text_20_body" style:list-style-name="L5">
      <style:text-properties officeooo:paragraph-rsid="002cff62"/>
    </style:style>
    <style:style style:name="P27" style:family="paragraph" style:parent-style-name="Text_20_body" style:list-style-name="L5">
      <style:text-properties officeooo:paragraph-rsid="00319cd2"/>
    </style:style>
    <style:style style:name="P28" style:family="paragraph" style:parent-style-name="Text_20_body" style:list-style-name="L4">
      <style:text-properties fo:font-style="normal" fo:font-weight="normal" officeooo:rsid="00512f86" officeooo:paragraph-rsid="00512f86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officeooo:rsid="0025fe2a" officeooo:paragraph-rsid="0050f70b"/>
    </style:style>
    <style:style style:name="P30" style:family="paragraph" style:parent-style-name="Text_20_body">
      <style:text-properties officeooo:rsid="0025fe2a" officeooo:paragraph-rsid="002b3859"/>
    </style:style>
    <style:style style:name="P31" style:family="paragraph" style:parent-style-name="Text_20_body">
      <style:text-properties fo:font-size="12pt" officeooo:rsid="00301219" officeooo:paragraph-rsid="00301219" style:font-size-asian="12pt" style:font-size-complex="12pt"/>
    </style:style>
    <style:style style:name="P32" style:family="paragraph" style:parent-style-name="Text_20_body" style:list-style-name="L6">
      <style:text-properties fo:font-size="12pt" officeooo:paragraph-rsid="002cff62" style:font-size-asian="12pt" style:font-size-complex="12pt"/>
    </style:style>
    <style:style style:name="P33" style:family="paragraph" style:parent-style-name="Text_20_body" style:list-style-name="L6">
      <style:text-properties fo:font-size="12pt" officeooo:paragraph-rsid="0035eb60" style:font-size-asian="12pt" style:font-size-complex="12pt"/>
    </style:style>
    <style:style style:name="P34" style:family="paragraph" style:parent-style-name="Text_20_body" style:list-style-name="L6">
      <style:text-properties fo:font-size="12pt" officeooo:paragraph-rsid="003731bc" style:font-size-asian="12pt" style:font-size-complex="12pt"/>
    </style:style>
    <style:style style:name="P35" style:family="paragraph" style:parent-style-name="Text_20_body" style:list-style-name="L6">
      <style:text-properties fo:font-size="12pt" officeooo:paragraph-rsid="0039f093" style:font-size-asian="12pt" style:font-size-complex="12pt"/>
    </style:style>
    <style:style style:name="P36" style:family="paragraph" style:parent-style-name="Text_20_body" style:list-style-name="L6">
      <style:text-properties fo:font-size="12pt" officeooo:paragraph-rsid="003c4666" style:font-size-asian="12pt" style:font-size-complex="12pt"/>
    </style:style>
    <style:style style:name="P37" style:family="paragraph" style:parent-style-name="Text_20_body" style:list-style-name="L6">
      <style:text-properties fo:font-size="12pt" fo:font-weight="normal" officeooo:rsid="0039f093" officeooo:paragraph-rsid="0039f093" style:font-size-asian="12pt" style:font-weight-asian="normal" style:font-size-complex="12pt" style:font-weight-complex="normal"/>
    </style:style>
    <style:style style:name="P38" style:family="paragraph" style:parent-style-name="Text_20_body" style:list-style-name="L6">
      <style:text-properties fo:font-size="12pt" fo:font-weight="bold" officeooo:rsid="0039f093" officeooo:paragraph-rsid="0039f093" style:font-size-asian="12pt" style:font-weight-asian="bold" style:font-size-complex="12pt" style:font-weight-complex="bold"/>
    </style:style>
    <style:style style:name="P39" style:family="paragraph" style:parent-style-name="Text_20_body">
      <style:text-properties officeooo:paragraph-rsid="0027fc8b"/>
    </style:style>
    <style:style style:name="P40" style:family="paragraph" style:parent-style-name="Text_20_body">
      <style:text-properties officeooo:rsid="002b3859" officeooo:paragraph-rsid="002b3859"/>
    </style:style>
    <style:style style:name="P41" style:family="paragraph" style:parent-style-name="Text_20_body">
      <style:text-properties officeooo:paragraph-rsid="002997b6"/>
    </style:style>
    <style:style style:name="P42" style:family="paragraph" style:parent-style-name="Text_20_body">
      <style:text-properties officeooo:rsid="002378be" officeooo:paragraph-rsid="002378be"/>
    </style:style>
    <style:style style:name="P43" style:family="paragraph" style:parent-style-name="Text_20_body">
      <style:text-properties officeooo:rsid="001c3c40" officeooo:paragraph-rsid="001c3c40"/>
    </style:style>
    <style:style style:name="P44" style:family="paragraph" style:parent-style-name="Text_20_body">
      <style:text-properties officeooo:paragraph-rsid="001a963d"/>
    </style:style>
    <style:style style:name="T1" style:family="text">
      <style:text-properties officeooo:rsid="001a963d"/>
    </style:style>
    <style:style style:name="T2" style:family="text">
      <style:text-properties fo:language="pl" fo:country="PL" officeooo:rsid="001a963d"/>
    </style:style>
    <style:style style:name="T3" style:family="text">
      <style:text-properties style:font-name="Nimbus Sans" fo:font-size="28pt" fo:language="pl" fo:country="PL" fo:font-weight="bold" officeooo:rsid="001a963d" style:font-name-asian="Nimbus Sans1" style:font-size-asian="28pt" style:font-weight-asian="bold" style:font-name-complex="Noto Sans Devanagari" style:font-size-complex="28pt" style:font-weight-complex="bold"/>
    </style:style>
    <style:style style:name="T4" style:family="text">
      <style:text-properties style:font-name="Nimbus Sans" fo:font-weight="normal" style:font-name-asian="Nimbus Sans1" style:font-weight-asian="normal" style:font-name-complex="Noto Sans Devanagari" style:font-weight-complex="normal"/>
    </style:style>
    <style:style style:name="T5" style:family="text">
      <style:text-properties style:font-name="Nimbus Sans" fo:font-weight="normal" officeooo:rsid="00301219" style:font-name-asian="Nimbus Sans1" style:font-weight-asian="normal" style:font-name-complex="Noto Sans Devanagari" style:font-weight-complex="normal"/>
    </style:style>
    <style:style style:name="T6" style:family="text">
      <style:text-properties style:font-name="Nimbus Sans" fo:font-weight="normal" officeooo:rsid="0035eb60" style:font-name-asian="Nimbus Sans1" style:font-weight-asian="normal" style:font-name-complex="Noto Sans Devanagari" style:font-weight-complex="normal"/>
    </style:style>
    <style:style style:name="T7" style:family="text">
      <style:text-properties style:font-name="Nimbus Sans" fo:font-weight="normal" officeooo:rsid="003731bc" style:font-name-asian="Nimbus Sans1" style:font-weight-asian="normal" style:font-name-complex="Noto Sans Devanagari" style:font-weight-complex="normal"/>
    </style:style>
    <style:style style:name="T8" style:family="text">
      <style:text-properties style:font-name="Nimbus Sans" fo:font-weight="normal" officeooo:rsid="0039f093" style:font-name-asian="Nimbus Sans1" style:font-weight-asian="normal" style:font-name-complex="Noto Sans Devanagari" style:font-weight-complex="normal"/>
    </style:style>
    <style:style style:name="T9" style:family="text">
      <style:text-properties style:font-name="Nimbus Sans" fo:font-weight="normal" officeooo:rsid="003875ba" style:font-name-asian="Nimbus Sans1" style:font-weight-asian="normal" style:font-name-complex="Noto Sans Devanagari" style:font-weight-complex="normal"/>
    </style:style>
    <style:style style:name="T10" style:family="text">
      <style:text-properties style:font-name="Nimbus Sans" fo:font-weight="normal" officeooo:rsid="003c4666" style:font-name-asian="Nimbus Sans1" style:font-weight-asian="normal" style:font-name-complex="Noto Sans Devanagari" style:font-weight-complex="normal"/>
    </style:style>
    <style:style style:name="T11" style:family="text">
      <style:text-properties style:font-name="Nimbus Sans" fo:font-style="italic" fo:font-weight="bold" style:font-name-asian="Nimbus Sans1" style:font-style-asian="italic" style:font-weight-asian="bold" style:font-name-complex="Noto Sans Devanagari" style:font-style-complex="italic" style:font-weight-complex="bold"/>
    </style:style>
    <style:style style:name="T12" style:family="text">
      <style:text-properties style:font-name="Nimbus Sans" fo:font-style="italic" fo:font-weight="bold" officeooo:rsid="00301219" style:font-name-asian="Nimbus Sans1" style:font-style-asian="italic" style:font-weight-asian="bold" style:font-name-complex="Noto Sans Devanagari" style:font-style-complex="italic" style:font-weight-complex="bold"/>
    </style:style>
    <style:style style:name="T13" style:family="text">
      <style:text-properties style:font-name="Nimbus Sans" fo:font-style="italic" fo:font-weight="bold" officeooo:rsid="003dd92b" style:font-name-asian="Nimbus Sans1" style:font-style-asian="italic" style:font-weight-asian="bold" style:font-name-complex="Noto Sans Devanagari" style:font-style-complex="italic" style:font-weight-complex="bold"/>
    </style:style>
    <style:style style:name="T14" style:family="text">
      <style:text-properties style:font-name="Nimbus Sans" fo:font-style="italic" fo:font-weight="bold" officeooo:rsid="0035eb60" style:font-name-asian="Nimbus Sans1" style:font-style-asian="italic" style:font-weight-asian="bold" style:font-name-complex="Noto Sans Devanagari" style:font-style-complex="italic" style:font-weight-complex="bold"/>
    </style:style>
    <style:style style:name="T15" style:family="text">
      <style:text-properties style:font-name="Nimbus Sans" fo:font-style="italic" fo:font-weight="bold" officeooo:rsid="003731bc" style:font-name-asian="Nimbus Sans1" style:font-style-asian="italic" style:font-weight-asian="bold" style:font-name-complex="Noto Sans Devanagari" style:font-style-complex="italic" style:font-weight-complex="bold"/>
    </style:style>
    <style:style style:name="T16" style:family="text">
      <style:text-properties style:font-name="Nimbus Sans" fo:font-style="italic" fo:font-weight="normal" officeooo:rsid="0035eb60" style:font-name-asian="Nimbus Sans1" style:font-style-asian="italic" style:font-weight-asian="normal" style:font-name-complex="Noto Sans Devanagari" style:font-style-complex="italic" style:font-weight-complex="normal"/>
    </style:style>
    <style:style style:name="T17" style:family="text">
      <style:text-properties style:font-name="Nimbus Sans" fo:font-style="italic" fo:font-weight="normal" officeooo:rsid="003731bc" style:font-name-asian="Nimbus Sans1" style:font-style-asian="italic" style:font-weight-asian="normal" style:font-name-complex="Noto Sans Devanagari" style:font-style-complex="italic" style:font-weight-complex="normal"/>
    </style:style>
    <style:style style:name="T18" style:family="text">
      <style:text-properties style:font-name="Nimbus Sans" fo:font-style="italic" style:font-name-asian="Nimbus Sans1" style:font-style-asian="italic" style:font-name-complex="Noto Sans Devanagari" style:font-style-complex="italic"/>
    </style:style>
    <style:style style:name="T19" style:family="text">
      <style:text-properties style:font-name="Nimbus Sans" fo:font-style="normal" fo:font-weight="bold" officeooo:rsid="00301219" style:font-name-asian="Nimbus Sans1" style:font-style-asian="normal" style:font-weight-asian="bold" style:font-name-complex="Noto Sans Devanagari" style:font-style-complex="normal" style:font-weight-complex="bold"/>
    </style:style>
    <style:style style:name="T20" style:family="text">
      <style:text-properties style:font-name="Nimbus Sans" fo:font-style="normal" fo:font-weight="bold" officeooo:rsid="0035eb60" style:font-name-asian="Nimbus Sans1" style:font-style-asian="normal" style:font-weight-asian="bold" style:font-name-complex="Noto Sans Devanagari" style:font-style-complex="normal" style:font-weight-complex="bold"/>
    </style:style>
    <style:style style:name="T21" style:family="text">
      <style:text-properties style:font-name="Nimbus Sans" fo:font-style="normal" fo:font-weight="bold" officeooo:rsid="003dd92b" style:font-name-asian="Nimbus Sans1" style:font-style-asian="normal" style:font-weight-asian="bold" style:font-name-complex="Noto Sans Devanagari" style:font-style-complex="normal" style:font-weight-complex="bold"/>
    </style:style>
    <style:style style:name="T22" style:family="text">
      <style:text-properties style:font-name="Nimbus Sans" fo:font-weight="bold" style:font-name-asian="Nimbus Sans1" style:font-weight-asian="bold" style:font-name-complex="Noto Sans Devanagari" style:font-weight-complex="bold"/>
    </style:style>
    <style:style style:name="T23" style:family="text">
      <style:text-properties style:font-name="Nimbus Sans" fo:font-weight="bold" officeooo:rsid="00301219" style:font-name-asian="Nimbus Sans1" style:font-weight-asian="bold" style:font-name-complex="Noto Sans Devanagari" style:font-weight-complex="bold"/>
    </style:style>
    <style:style style:name="T24" style:family="text">
      <style:text-properties style:font-name="Nimbus Sans" fo:font-weight="bold" officeooo:rsid="003875ba" style:font-name-asian="Nimbus Sans1" style:font-weight-asian="bold" style:font-name-complex="Noto Sans Devanagari" style:font-weight-complex="bold"/>
    </style:style>
    <style:style style:name="T25" style:family="text">
      <style:text-properties style:font-name="Nimbus Sans" fo:font-weight="bold" officeooo:rsid="003731bc" style:font-name-asian="Nimbus Sans1" style:font-weight-asian="bold" style:font-name-complex="Noto Sans Devanagari" style:font-weight-complex="bold"/>
    </style:style>
    <style:style style:name="T26" style:family="text">
      <style:text-properties style:font-name="Nimbus Sans" fo:font-weight="bold" officeooo:rsid="004b865b" style:font-name-asian="Nimbus Sans1" style:font-weight-asian="bold" style:font-name-complex="Noto Sans Devanagari" style:font-weight-complex="bold"/>
    </style:style>
    <style:style style:name="T27" style:family="text">
      <style:text-properties style:font-name="Nimbus Sans" fo:font-weight="bold" officeooo:rsid="0039f093" style:font-name-asian="Nimbus Sans1" style:font-weight-asian="bold" style:font-name-complex="Noto Sans Devanagari" style:font-weight-complex="bold"/>
    </style:style>
    <style:style style:name="T28" style:family="text">
      <style:text-properties style:font-name="Nimbus Sans" fo:font-weight="bold" officeooo:rsid="003c8c34" style:font-name-asian="Nimbus Sans1" style:font-weight-asian="bold" style:font-name-complex="Noto Sans Devanagari" style:font-weight-complex="bold"/>
    </style:style>
    <style:style style:name="T29" style:family="text">
      <style:text-properties style:font-name="Nimbus Sans" fo:font-weight="bold" officeooo:rsid="003c4666" style:font-name-asian="Nimbus Sans1" style:font-weight-asian="bold" style:font-name-complex="Noto Sans Devanagari" style:font-weight-complex="bold"/>
    </style:style>
    <style:style style:name="T30" style:family="text">
      <style:text-properties style:font-name="Nimbus Sans" style:font-name-asian="Nimbus Sans1" style:font-name-complex="Noto Sans Devanagari"/>
    </style:style>
    <style:style style:name="T31" style:family="text">
      <style:text-properties style:font-name="Nimbus Sans" officeooo:rsid="003875ba" style:font-name-asian="Nimbus Sans1" style:font-name-complex="Noto Sans Devanagari"/>
    </style:style>
    <style:style style:name="T32" style:family="text">
      <style:text-properties style:font-name="Nimbus Sans" officeooo:rsid="003731bc" style:font-name-asian="Nimbus Sans1" style:font-name-complex="Noto Sans Devanagari"/>
    </style:style>
    <style:style style:name="T33" style:family="text">
      <style:text-properties style:font-name="Nimbus Sans" fo:font-size="18.2000007629395pt" fo:font-weight="bold" style:font-name-asian="Nimbus Sans1" style:font-size-asian="18.2000007629395pt" style:font-weight-asian="bold" style:font-name-complex="Noto Sans Devanagari" style:font-size-complex="18.2000007629395pt" style:font-weight-complex="bold"/>
    </style:style>
    <style:style style:name="T34" style:family="text">
      <style:text-properties officeooo:rsid="001ca5b5"/>
    </style:style>
    <style:style style:name="T35" style:family="text">
      <style:text-properties officeooo:rsid="001df0c8"/>
    </style:style>
    <style:style style:name="T36" style:family="text">
      <style:text-properties officeooo:rsid="002192e6"/>
    </style:style>
    <style:style style:name="T37" style:family="text">
      <style:text-properties officeooo:rsid="0027fc8b"/>
    </style:style>
    <style:style style:name="T38" style:family="text">
      <style:text-properties officeooo:rsid="002997b6"/>
    </style:style>
    <style:style style:name="T39" style:family="text">
      <style:text-properties officeooo:rsid="002a142f"/>
    </style:style>
    <style:style style:name="T40" style:family="text">
      <style:text-properties officeooo:rsid="002cff62"/>
    </style:style>
    <style:style style:name="T41" style:family="text">
      <style:text-properties officeooo:rsid="00301219"/>
    </style:style>
    <style:style style:name="T42" style:family="text">
      <style:text-properties officeooo:rsid="00319cd2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5eb60"/>
    </style:style>
    <style:style style:name="T45" style:family="text">
      <style:text-properties officeooo:rsid="003c8c34"/>
    </style:style>
    <style:style style:name="T46" style:family="text">
      <style:text-properties officeooo:rsid="004cd302"/>
    </style:style>
    <style:style style:name="T47" style:family="text">
      <style:text-properties fo:font-style="normal" officeooo:rsid="00512f86" style:font-style-asian="normal" style:font-style-complex="normal"/>
    </style:style>
    <style:style style:name="T48" style:family="text">
      <style:text-properties fo:font-style="normal" fo:font-weight="bold" officeooo:rsid="00512f86" style:font-style-asian="normal" style:font-weight-asian="bold" style:font-style-complex="normal" style:font-weight-complex="bold"/>
    </style:style>
    <style:style style:name="T49" style:family="text">
      <style:text-properties officeooo:rsid="0050f70b"/>
    </style:style>
    <style:style style:name="T50" style:family="text">
      <style:text-properties officeooo:rsid="00518ae3"/>
    </style:style>
    <style:style style:name="T51" style:family="text">
      <style:text-properties officeooo:rsid="00533936"/>
    </style:style>
    <style:style style:name="T52" style:family="text">
      <style:text-properties officeooo:rsid="006844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Drzewa decyzyjne </text:span><text:span text:style-name="T3">i wnioskowanie</text:span><text:span text:style-name="T2"> </text:span></text:p>
      <text:p text:style-name="P4">Mateusz Jakubczak, Karol Oleszek, Krzysztof Olipra</text:p>
      <text:h text:style-name="P6" text:outline-level="1">Zbiór danych</text:h>
      <text:p text:style-name="P44">Badany zbiór danych opisuje przesłanki i decyzję czy pracować w danej firmie informatycznej.</text:p>
      <text:h text:style-name="P8" text:outline-level="1">Przesłanki</text:h>
      <text:p text:style-name="Text_20_body">czy_zagraniczna 0/1 <text:span text:style-name="T1">(polska firma, zagraniczna firma)</text:span><text:line-break/>mozliwosci_rozwoju 0/1/2 <text:span text:style-name="T1">(małe, średnie, duże)</text:span><text:line-break/>wielkosc_firmy 0/1/2 <text:span text:style-name="T1">(mała firma, średnia firma, duża firma)</text:span><text:line-break/>typ_firmy 0/1/2 <text:span text:style-name="T1">(startup, korporacja, firma państwowa)</text:span><text:line-break/>wynagrodzenie 0/1/2/3 <text:span text:style-name="T1">(brak, małe, średnie, duże)</text:span></text:p>
      <text:h text:style-name="P8" text:outline-level="1">Decyzja</text:h>
      <text:p text:style-name="Text_20_body">czy_pracowac 0/1/<text:span text:style-name="T36">2</text:span> <text:span text:style-name="T1">(nie, </text:span><text:span text:style-name="T36">może, tak</text:span><text:span text:style-name="T1">)</text:span></text:p>
      <text:h text:style-name="P9" text:outline-level="1">Dane</text:h>
      <text:p text:style-name="P14">Decyzje zostały wygenerowane dla całego iloczynu kartezjańskiego przesłanek na podstawie poniższych reguł użytych w podanej kolejności:</text:p>
      <text:list xml:id="list3693117659" text:style-name="L1">
        <text:list-item>
          <text:p text:style-name="P13">Domyślnie <text:span text:style-name="T36">może pracuj</text:span></text:p>
        </text:list-item>
        <text:list-item>
          <text:p text:style-name="P13">Jeżeli firma zagraniczna to pracuj</text:p>
        </text:list-item>
        <text:list-item>
          <text:p text:style-name="P13">Jeżeli mała firma to nie pracuj</text:p>
        </text:list-item>
        <text:list-item>
          <text:p text:style-name="P12"><text:span text:style-name="T34">Jeżeli </text:span><text:span text:style-name="T35">brak wynagrodzenia, ale duże możliwosci rozwoju to pracuj</text:span></text:p>
        </text:list-item>
        <text:list-item>
          <text:p text:style-name="P13">Jeżeli polski startup to nie pracuj</text:p>
        </text:list-item>
        <text:list-item>
          <text:p text:style-name="P13">Jeżeli firma państwowa z wysokim wynagrodzeniem to pracuj</text:p>
        </text:list-item>
      </text:list>
      <text:h text:style-name="P10" text:outline-level="1"><text:soft-page-break/>Algorytm</text:h>
      <text:p text:style-name="P43">Użyty algorytm do stworzenia to iteratywny dychotomizator 3 (ID3) autorstwa Quinlana. Opiera się on na maksymalizacji zysku informacyjnego.</text:p>
      <text:p text:style-name="P1">Uzyskane drzewo decyzyjne:</text:p>
      <text:p text:style-name="P3">Pytanie: Czy wielkosc_firmy równe jest mała?</text:p>
      <text:p text:style-name="P3">Tak:</text:p>
      <text:p text:style-name="P3">| Pytanie: Czy typ_firmy równe jest startup?</text:p>
      <text:p text:style-name="P3">| Tak:</text:p>
      <text:p text:style-name="P3">| | Pytanie: Czy wynagrodzenie równe jest brak?</text:p>
      <text:p text:style-name="P3">| | Tak:</text:p>
      <text:p text:style-name="P3">| | | Pytanie: Czy czy_zagraniczna równe jest nie?</text:p>
      <text:p text:style-name="P3">| | | Tak:</text:p>
      <text:p text:style-name="P3">| | | | Decyzja: Nie pracuj.</text:p>
      <text:p text:style-name="P3">| | | Nie:</text:p>
      <text:p text:style-name="P3">| | | | Pytanie: Czy mozliwosci_rozwoju równe jest małe?</text:p>
      <text:p text:style-name="P3">| | | | Tak:</text:p>
      <text:p text:style-name="P3">| | | | | Decyzja: Nie pracuj.</text:p>
      <text:p text:style-name="P3">| | | | Nie:</text:p>
      <text:p text:style-name="P3">| | | | | Pytanie: Czy mozliwosci_rozwoju równe jest średnie?</text:p>
      <text:p text:style-name="P3">| | | | | Tak:</text:p>
      <text:p text:style-name="P3">| | | | | | Decyzja: Nie pracuj.</text:p>
      <text:p text:style-name="P3">| | | | | Nie:</text:p>
      <text:p text:style-name="P3">| | | | | | Decyzja: Pracuj.</text:p>
      <text:p text:style-name="P3">| | Nie:</text:p>
      <text:p text:style-name="P3">| | | Decyzja: Nie pracuj.</text:p>
      <text:p text:style-name="P3">| Nie:</text:p>
      <text:p text:style-name="P3">| | Pytanie: Czy typ_firmy równe jest korporacja?</text:p>
      <text:p text:style-name="P3">| | Tak:</text:p>
      <text:p text:style-name="P3">| | | Pytanie: Czy wynagrodzenie równe jest brak?</text:p>
      <text:p text:style-name="P3">| | | Tak:</text:p>
      <text:p text:style-name="P3">| | | | Pytanie: Czy mozliwosci_rozwoju równe jest małe?</text:p>
      <text:p text:style-name="P3">| | | | Tak:</text:p>
      <text:p text:style-name="P3">| | | | | Decyzja: Nie pracuj.</text:p>
      <text:p text:style-name="P3">| | | | Nie:</text:p>
      <text:p text:style-name="P3">| | | | | Pytanie: Czy mozliwosci_rozwoju równe jest średnie?</text:p>
      <text:p text:style-name="P3">| | | | | Tak:</text:p>
      <text:p text:style-name="P3">| | | | | | Decyzja: Nie pracuj.</text:p>
      <text:p text:style-name="P3">| | | | | Nie:</text:p>
      <text:p text:style-name="P3">| | | | | | Decyzja: Pracuj.</text:p>
      <text:p text:style-name="P3">| | | Nie:</text:p>
      <text:p text:style-name="P3">| | | | Decyzja: Nie pracuj.</text:p>
      <text:p text:style-name="P3">| | Nie:</text:p>
      <text:p text:style-name="P3">| | | Pytanie: Czy wynagrodzenie równe jest średnie?</text:p>
      <text:p text:style-name="P3">| | | Tak:</text:p>
      <text:p text:style-name="P3">| | | | Decyzja: Pracuj.</text:p>
      <text:p text:style-name="P3">| | | Nie:</text:p>
      <text:p text:style-name="P3">| | | | Pytanie: Czy wynagrodzenie równe jest małe?</text:p>
      <text:p text:style-name="P3">| | | | Tak:</text:p>
      <text:p text:style-name="P3">| | | | | Decyzja: Nie pracuj.</text:p>
      <text:p text:style-name="P3">| | | | Nie:</text:p>
      <text:p text:style-name="P3">| | | | | Pytanie: Czy wynagrodzenie równe jest brak?</text:p>
      <text:p text:style-name="P3">| | | | | Tak:</text:p>
      <text:p text:style-name="P3">| | | | | | Pytanie: Czy mozliwosci_rozwoju równe jest małe?</text:p>
      <text:p text:style-name="P3"><text:soft-page-break/>| | | | | | Tak:</text:p>
      <text:p text:style-name="P3">| | | | | | | Decyzja: Nie pracuj.</text:p>
      <text:p text:style-name="P3">| | | | | | Nie:</text:p>
      <text:p text:style-name="P3">| | | | | | | Pytanie: Czy mozliwosci_rozwoju równe jest średnie?</text:p>
      <text:p text:style-name="P3">| | | | | | | Tak:</text:p>
      <text:p text:style-name="P3">| | | | | | | | Decyzja: Nie pracuj.</text:p>
      <text:p text:style-name="P3">| | | | | | | Nie:</text:p>
      <text:p text:style-name="P3">| | | | | | | | Decyzja: Pracuj.</text:p>
      <text:p text:style-name="P3">| | | | | Nie:</text:p>
      <text:p text:style-name="P3">| | | | | | Decyzja: Pracuj.</text:p>
      <text:p text:style-name="P3">Nie:</text:p>
      <text:p text:style-name="P3">| Pytanie: Czy typ_firmy równe jest startup?</text:p>
      <text:p text:style-name="P3">| Tak:</text:p>
      <text:p text:style-name="P3">| | Pytanie: Czy czy_zagraniczna równe jest nie?</text:p>
      <text:p text:style-name="P3">| | Tak:</text:p>
      <text:p text:style-name="P3">| | | Decyzja: Nie pracuj.</text:p>
      <text:p text:style-name="P3">| | Nie:</text:p>
      <text:p text:style-name="P3">| | | Decyzja: Pracuj.</text:p>
      <text:p text:style-name="P3">| Nie:</text:p>
      <text:p text:style-name="P3">| | Pytanie: Czy czy_zagraniczna równe jest nie?</text:p>
      <text:p text:style-name="P3">| | Tak:</text:p>
      <text:p text:style-name="P3">| | | Pytanie: Czy typ_firmy równe jest korporacja?</text:p>
      <text:p text:style-name="P3">| | | Tak:</text:p>
      <text:p text:style-name="P3">| | | | Pytanie: Czy wynagrodzenie równe jest brak?</text:p>
      <text:p text:style-name="P3">| | | | Tak:</text:p>
      <text:p text:style-name="P3">| | | | | Pytanie: Czy mozliwosci_rozwoju równe jest małe?</text:p>
      <text:p text:style-name="P3">| | | | | Tak:</text:p>
      <text:p text:style-name="P3">| | | | | | Decyzja: Może pracuj</text:p>
      <text:p text:style-name="P3">| | | | | Nie:</text:p>
      <text:p text:style-name="P3">| | | | | | Pytanie: Czy mozliwosci_rozwoju równe jest średnie?</text:p>
      <text:p text:style-name="P3">| | | | | | Tak:</text:p>
      <text:p text:style-name="P3">| | | | | | | Decyzja: Może pracuj</text:p>
      <text:p text:style-name="P3">| | | | | | Nie:</text:p>
      <text:p text:style-name="P3">| | | | | | | Decyzja: Pracuj.</text:p>
      <text:p text:style-name="P3">| | | | Nie:</text:p>
      <text:p text:style-name="P3">| | | | | Decyzja: Może pracuj</text:p>
      <text:p text:style-name="P3">| | | Nie:</text:p>
      <text:p text:style-name="P3">| | | | Pytanie: Czy wynagrodzenie równe jest średnie?</text:p>
      <text:p text:style-name="P3">| | | | Tak:</text:p>
      <text:p text:style-name="P3">| | | | | Decyzja: Pracuj.</text:p>
      <text:p text:style-name="P3">| | | | Nie:</text:p>
      <text:p text:style-name="P3">| | | | | Pytanie: Czy wynagrodzenie równe jest małe?</text:p>
      <text:p text:style-name="P3">| | | | | Tak:</text:p>
      <text:p text:style-name="P3">| | | | | | Decyzja: Może pracuj</text:p>
      <text:p text:style-name="P3">| | | | | Nie:</text:p>
      <text:p text:style-name="P3">| | | | | | Pytanie: Czy wynagrodzenie równe jest brak?</text:p>
      <text:p text:style-name="P3">| | | | | | Tak:</text:p>
      <text:p text:style-name="P3">| | | | | | | Pytanie: Czy mozliwosci_rozwoju równe jest małe?</text:p>
      <text:p text:style-name="P3">| | | | | | | Tak:</text:p>
      <text:p text:style-name="P3">| | | | | | | | Decyzja: Może pracuj</text:p>
      <text:p text:style-name="P3"><text:soft-page-break/>| | | | | | | Nie:</text:p>
      <text:p text:style-name="P3">| | | | | | | | Pytanie: Czy mozliwosci_rozwoju równe jest średnie?</text:p>
      <text:p text:style-name="P3">| | | | | | | | Tak:</text:p>
      <text:p text:style-name="P3">| | | | | | | | | Decyzja: Może pracuj</text:p>
      <text:p text:style-name="P3">| | | | | | | | Nie:</text:p>
      <text:p text:style-name="P3">| | | | | | | | | Decyzja: Pracuj.</text:p>
      <text:p text:style-name="P3">| | | | | | Nie:</text:p>
      <text:p text:style-name="P3">| | | | | | | Decyzja: Pracuj.</text:p>
      <text:p text:style-name="P3">| | Nie:</text:p>
      <text:p text:style-name="P3">| | | Decyzja: Pracuj.</text:p>
      <text:p text:style-name="P3"/>
      <text:p text:style-name="P2"/>
      <text:h text:style-name="P11" text:outline-level="1">Podsumowanie</text:h>
      <text:p text:style-name="P42">Uzyskane drzewo decyzyjne poprawnie przewiduje konkluzje dla każdego przykładu. Uzyskana strutkura jest bardzo rozbudowana; dla bardziej praktycznego problemu należałoby rozważyć przycięcie drzewa w celu lepszej generalizacji.</text:p>
      <text:p text:style-name="P17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</text:h>
      <text:p text:style-name="Title">Wnioskowanie</text:p>
      <text:h text:style-name="P7" text:outline-level="1">Rodzaje wnioskowania</text:h>
      <text:list xml:id="list1812108440" text:style-name="L2">
        <text:list-item>
          <text:p text:style-name="P15">W przód (forward chaining)</text:p>
        </text:list-item>
        <text:list-item>
          <text:p text:style-name="P15">wstecz (backward chaining)</text:p>
        </text:list-item>
        <text:list-item>
          <text:p text:style-name="P15">mieszane (mixed chaining)</text:p>
        </text:list-item>
      </text:list>
      <text:h text:style-name="P7" text:outline-level="1">Wnioskowanie w przód</text:h>
      <text:p text:style-name="P39"><text:span text:style-name="T37">Wnioskowanie w przód polega na iteracyjnym </text:span><text:span text:style-name="T38">zbadaniu każdej reguły. W przypadku stwierdzenia poprawności przesłanek, bazę faktów należy powiększyć o fakt z </text:span><text:span text:style-name="T51">nich wynikający</text:span><text:span text:style-name="T38">. Proces ten należy powtarzać do momentu aż wszystkie reguły zostaną potwierdzone lub w przypadku </text:span><text:span text:style-name="T52">braku możli</text:span><text:span text:style-name="T38">wości potwierdzenia pozostałych reguł.</text:span></text:p>
      <text:p text:style-name="P16"/>
      <text:p text:style-name="P16">Wnioskowanie wstecz</text:p>
      <text:p text:style-name="P39"><text:span text:style-name="T37">Wnioskowanie wstecz polega na </text:span><text:span text:style-name="T51">wykazaniu prawdzowości hipotezywnej na podstawie prawdziwości przesłanek użytych w części warunkowej reguły. Proces ten zostaje zakończony w momencie znalezienia hipotezy, dla której wykazano prawdziwość wszystkich przesłanek. Wnioskowanie to zostało zaimplementowane w sposób rekurencyjny.</text:span></text:p>
      <text:p text:style-name="P16"/>
      <text:p text:style-name="P16">Wnioskowanie mieszane</text:p>
      <text:p text:style-name="P41"><text:span text:style-name="T37">Wnioskowanie </text:span><text:span text:style-name="T38">mieszane jest połączeniem poprzednich dwóch. Najpierw przeprowadzane jest wnioskowanie wstecz, w przypadku natrafienia na przesłanke, której nie da się udowodnić zostaje przeprowadzone wnioskowanie w przód dla reszty reguł.</text:span></text:p>
      <text:p text:style-name="P18"/>
      <text:p text:style-name="P18"><text:soft-page-break/></text:p>
      <text:h text:style-name="Heading_20_2" text:outline-level="2">Możliwości rozwoju</text:h>
      <text:p text:style-name="P29">mozliwosci_rozwoju 0/1/2 <text:span text:style-name="T1">(małe, średnie, duże)</text:span></text:p>
      <text:p text:style-name="P40">Na podstawie</text:p>
      <text:list xml:id="list1860040260" text:style-name="L3">
        <text:list-item>
          <text:p text:style-name="P19"><text:span text:style-name="T49">Stare technologie </text:span><text:span text:style-name="T40">(</text:span><text:span text:style-name="T49">tak, nie</text:span><text:span text:style-name="T41">)</text:span></text:p>
        </text:list-item>
        <text:list-item>
          <text:p text:style-name="P20"><text:span text:style-name="T49">Rodzaj projektu </text:span><text:span text:style-name="T41">(</text:span><text:span text:style-name="T49">legacy, nowy, do napisania</text:span><text:span text:style-name="T41">)</text:span></text:p>
        </text:list-item>
        <text:list-item>
          <text:p text:style-name="P21"><text:span text:style-name="T49">Możliwość zmiany teamu (nie, tylko w wyjątkowych sytuacjach, często)</text:span></text:p>
        </text:list-item>
      </text:list>
      <text:p text:style-name="P22">Przy regułach</text:p>
      <text:list xml:id="list306880154" text:style-name="L4">
        <text:list-item>
          <text:p text:style-name="P28"><text:span text:style-name="T46">J</text:span>eżeli <text:span text:style-name="T43">stare technologie = tak</text:span> oraz <text:span text:style-name="T43">rodzaj projektu = legacy</text:span> lub r<text:span text:style-name="T43">odzaj projektu = <text:s/>nowy</text:span> to <text:span text:style-name="T43">małe możliwości rozwoju</text:span></text:p>
        </text:list-item>
        <text:list-item>
          <text:p text:style-name="P28">Jeżeli<text:span text:style-name="T43"> stare technologie = tak </text:span>oraz <text:span text:style-name="T43">rodzaj projektu = do napisania </text:span>to<text:span text:style-name="T43"> średnie możliwosci rozwoju</text:span></text:p>
        </text:list-item>
        <text:list-item>
          <text:p text:style-name="P24"><text:span text:style-name="T47">Jeżeli stare </text:span><text:span text:style-name="T48">technologie = nie </text:span><text:span text:style-name="T47">oraz </text:span><text:span text:style-name="T48">rodzaj projektu = nowy</text:span><text:span text:style-name="T47"> lub </text:span><text:span text:style-name="T48">rodzaj projektu = do napisania</text:span><text:span text:style-name="T47"> to </text:span><text:span text:style-name="T48">szanse dużego rozwoju</text:span></text:p>
        </text:list-item>
        <text:list-item>
          <text:p text:style-name="P28">Jeżeli <text:span text:style-name="T43">szanse dużego rozwoju </text:span>oraz <text:span text:style-name="T43">możliwośc zmiany teamu = tylko w wyjątkowych sytuacjach lub często</text:span> to <text:span text:style-name="T43">duże możliwości rozwoju</text:span></text:p>
        </text:list-item>
        <text:list-item>
          <text:p text:style-name="P28">Jeżeli <text:span text:style-name="T43">szanse dużego rozwoju</text:span> oraz <text:span text:style-name="T43">możliwośc zmiany teamu = nie</text:span> to <text:span text:style-name="T43">średnie możliwości rozwoju</text:span></text:p>
          <text:p text:style-name="P23"/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h text:style-name="Heading_20_2" text:outline-level="2"><text:soft-page-break/>Wynagrodzenie</text:h>
      <text:p text:style-name="P30">wynagrodzenie 0/1/2/3 <text:span text:style-name="T1">(brak, małe, średnie, duże)</text:span></text:p>
      <text:p text:style-name="P40">Na podstawie</text:p>
      <text:list xml:id="list2165064534" text:style-name="L5">
        <text:list-item>
          <text:p text:style-name="P25">Duże miasto (tak/nie)</text:p>
        </text:list-item>
        <text:list-item>
          <text:p text:style-name="P26"><text:span text:style-name="T42">Rodzaj stanowiska </text:span><text:span text:style-name="T40">(tester, frontend, backend)</text:span></text:p>
        </text:list-item>
        <text:list-item>
          <text:p text:style-name="P27"><text:span text:style-name="T42">Doświadcznie (</text:span><text:span text:style-name="T45">junior</text:span><text:span text:style-name="T44">, </text:span><text:span text:style-name="T45">mid</text:span><text:span text:style-name="T44">, </text:span><text:span text:style-name="T45">senior</text:span><text:span text:style-name="T42">)</text:span></text:p>
        </text:list-item>
      </text:list>
      <text:p text:style-name="P31">Przy regułach</text:p>
      <text:list xml:id="list338506575" text:style-name="L6">
        <text:list-item>
          <text:p text:style-name="P32"><text:span text:style-name="T5">Jeżeli </text:span><text:span text:style-name="T12">doświadczenie = </text:span><text:span text:style-name="T13">junior</text:span><text:span text:style-name="T5"> oraz </text:span><text:span text:style-name="T12">r</text:span><text:span text:style-name="T19">odzaj stanowiska = frontend lub tester</text:span><text:span text:style-name="T5"> to </text:span><text:span text:style-name="T23">brak </text:span><text:span text:style-name="T24">wynagrodzenia</text:span></text:p>
        </text:list-item>
        <text:list-item>
          <text:p text:style-name="P33"><text:span text:style-name="T6">Jeżeli </text:span><text:span text:style-name="T20">doświadczenie = </text:span><text:span text:style-name="T21">junior</text:span><text:span text:style-name="T6"> oraz</text:span><text:span text:style-name="T16"> </text:span><text:span text:style-name="T14">rodzaj stanowiska = backend</text:span><text:span text:style-name="T6"> to </text:span><text:span text:style-name="T25">stażysta na backendzie</text:span></text:p>
        </text:list-item>
        <text:list-item>
          <text:p text:style-name="P34"><text:span text:style-name="T7">Jeżeli </text:span><text:span text:style-name="T15">duże miasto = tak</text:span><text:span text:style-name="T17"> </text:span><text:span text:style-name="T7">oraz </text:span><text:span text:style-name="T25">stażysta na backendzie</text:span><text:span text:style-name="T7"> to </text:span><text:span text:style-name="T25">małe </text:span><text:span text:style-name="T24">wynagrodzenie</text:span></text:p>
        </text:list-item>
        <text:list-item>
          <text:p text:style-name="P37"><text:span text:style-name="T31">J</text:span><text:span text:style-name="T30">eżeli </text:span><text:span text:style-name="T11">duże miasto = nie</text:span><text:span text:style-name="T30"> oraz </text:span><text:span text:style-name="T22">stażysta na backendzie </text:span><text:span text:style-name="T30">to </text:span><text:span text:style-name="T22">brak </text:span><text:span text:style-name="T26">wynagrodzenia</text:span></text:p>
        </text:list-item>
        <text:list-item>
          <text:p text:style-name="P35"><text:span text:style-name="T7">J</text:span><text:span text:style-name="T8">eżeli </text:span><text:span text:style-name="T27">doświadczenie = </text:span><text:span text:style-name="T28">mid</text:span><text:span text:style-name="T8"> oraz </text:span><text:span text:style-name="T27">rodzaj stanowiska = tester</text:span><text:span text:style-name="T8"> to </text:span><text:span text:style-name="T27">mid tester</text:span></text:p>
        </text:list-item>
        <text:list-item>
          <text:p text:style-name="P38"><text:span text:style-name="T4">Jezeli </text:span><text:span text:style-name="T30">duże </text:span><text:span text:style-name="T18">miasto = nie</text:span><text:span text:style-name="T4"> oraz </text:span><text:span text:style-name="T30">mid tester</text:span><text:span text:style-name="T4"> to</text:span><text:span text:style-name="T30"> </text:span><text:span text:style-name="T32">małe </text:span><text:span text:style-name="T31">wynagrodzenie</text:span></text:p>
        </text:list-item>
        <text:list-item>
          <text:p text:style-name="P38"><text:span text:style-name="T9">J</text:span><text:span text:style-name="T4">eżel </text:span><text:span text:style-name="T18">duże miasto = tak</text:span><text:span text:style-name="T4"> oraz </text:span><text:span text:style-name="T30">mid tester</text:span><text:span text:style-name="T4"> to </text:span><text:span text:style-name="T30">średnie wynagrodzenie</text:span></text:p>
        </text:list-item>
        <text:list-item>
          <text:p text:style-name="P36"><text:span text:style-name="T10">Jeżeli </text:span><text:span text:style-name="T29">doświadczenie = </text:span><text:span text:style-name="T28">mid</text:span><text:span text:style-name="T10"> oraz </text:span><text:span text:style-name="T29">rodzaj stanowiska = frontend lub backend</text:span><text:span text:style-name="T10"> to </text:span><text:span text:style-name="T29">średnie </text:span><text:span text:style-name="T27">wynagrodzenie</text:span></text:p>
        </text:list-item>
        <text:list-item>
          <text:p text:style-name="P36"><text:span text:style-name="T10">Jeżeli </text:span><text:span text:style-name="T29">doświadczenie = </text:span><text:span text:style-name="T28">senior</text:span><text:span text:style-name="T10"> oraz </text:span><text:span text:style-name="T29">duże miasto = tak</text:span><text:span text:style-name="T10"> to </text:span><text:span text:style-name="T29">duże </text:span><text:span text:style-name="T27">wynagrodzenie</text:span></text:p>
        </text:list-item>
        <text:list-item>
          <text:p text:style-name="P36"><text:span text:style-name="T8">J</text:span><text:span text:style-name="T10">eżeli</text:span><text:span text:style-name="T29"> doświadczenie = </text:span><text:span text:style-name="T28">senior</text:span><text:span text:style-name="T10"> oraz </text:span><text:span text:style-name="T29">duże miasto = nie</text:span><text:span text:style-name="T10"> to </text:span><text:span text:style-name="T29">średnie wynagrodzenie</text:span></text:p>
        </text:list-item>
      </text:list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1" svg:font-family="'Nimbus Roman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3:12:47.503283688</meta:creation-date>
    <dc:date>2020-06-08T23:52:25.699803081</dc:date>
    <meta:editing-duration>PT2H42M22S</meta:editing-duration>
    <meta:editing-cycles>55</meta:editing-cycles>
    <meta:generator>LibreOffice/6.4.4.2$Linux_X86_64 LibreOffice_project/40$Build-2</meta:generator>
    <meta:document-statistic meta:table-count="0" meta:image-count="0" meta:object-count="0" meta:page-count="8" meta:paragraph-count="170" meta:word-count="1358" meta:character-count="7066" meta:non-whitespace-character-count="5906"/>
  </office:meta>
</office:document-meta>
</file>